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131d" officeooo:paragraph-rsid="0001131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131d" officeooo:paragraph-rsid="0001131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01131d" officeooo:paragraph-rsid="0001131d"/>
    </style:style>
    <style:style style:name="P4" style:family="paragraph" style:parent-style-name="Table_20_Contents">
      <style:text-properties officeooo:rsid="0001131d" officeooo:paragraph-rsid="0002c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ysical Inventory Sheet</text:p>
      <text:p text:style-name="P1"/>
      <text:p text:style-name="P1">Sheet No. _______________________________ <text:s/>Date: _________________________________________</text:p>
      <text:p text:style-name="P1"/>
      <text:p text:style-name="P1">Performed by: ____________________________ Location: ______________________________________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Item / Description</text:p>
          </table:table-cell>
          <table:table-cell table:style-name="Table1.A1" office:value-type="string">
            <text:p text:style-name="P4">Quantity</text:p>
          </table:table-cell>
          <table:table-cell table:style-name="Table1.C1" office:value-type="string">
            <text:p text:style-name="P4">Valu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1:00:43.008898615</meta:creation-date>
    <dc:date>2024-05-13T11:07:58.846353796</dc:date>
    <meta:editing-duration>PT7M16S</meta:editing-duration>
    <meta:editing-cycles>2</meta:editing-cycles>
    <meta:generator>LibreOffice/24.2.3.2$Linux_X86_64 LibreOffice_project/433d9c2ded56988e8a90e6b2e771ee4e6a5ab2ba</meta:generator>
    <meta:document-statistic meta:table-count="1" meta:image-count="0" meta:object-count="0" meta:page-count="1" meta:paragraph-count="6" meta:word-count="18" meta:character-count="236" meta:non-whitespace-character-count="223"/>
  </office:meta>
</office:document-meta>
</file>